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4" style:family="paragraph" style:parent-style-name="Standard">
      <style:paragraph-properties fo:text-align="start" style:justify-single-word="false"/>
      <style:text-properties fo:font-size="22pt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7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Heading_20_1">
      <style:paragraph-properties fo:text-align="center" style:justify-single-word="false" fo:break-before="page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2">
      <style:paragraph-properties fo:text-align="center" style:justify-single-word="false"/>
    </style:style>
    <style:style style:name="P13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25.201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3"/>
      <text:p text:style-name="P3"/>
      <text:p text:style-name="P5">Projet CPOOA</text:p>
      <text:p text:style-name="P5">E-Marché</text:p>
      <text:p text:style-name="P3"/>
      <text:p text:style-name="P3"/>
      <text:p text:style-name="P6">Groupe :</text:p>
      <text:p text:style-name="P3">Anaïs Decolle</text:p>
      <text:p text:style-name="P3">Magalie Mallinger</text:p>
      <text:p text:style-name="P3">Nicolas Blin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8">Table des matières</text:p>
          </text:index-title>
          <text:p text:style-name="P13">Spécification<text:tab/>3</text:p>
          <text:p text:style-name="P14">Diagramme de contexte statique et de cas d'utilisation<text:tab/>4</text:p>
          <text:p text:style-name="P14">Diagrammes de séquences des cas d'utilisation<text:tab/>5</text:p>
          <text:p text:style-name="P7">Médiateur<text:tab/>5</text:p>
          <text:p text:style-name="P7">Utilisateur anonyme<text:tab/>5</text:p>
          <text:p text:style-name="P7">Vendeur<text:tab/>5</text:p>
          <text:p text:style-name="P7">Acheteur<text:tab/>5</text:p>
          <text:p text:style-name="P7">Autres<text:tab/>5</text:p>
          <text:p text:style-name="P14">Diagramme de classe<text:tab/>5</text:p>
          <text:p text:style-name="P14">Captures d'écran<text:tab/>5</text:p>
          <text:p text:style-name="P13">Conception/développement par itérations successives<text:tab/>5</text:p>
          <text:p text:style-name="P14">Classement des cas<text:tab/>5</text:p>
          <text:p text:style-name="P14">Cas 1 : Ajouter, retirer et consulter un produit en vente<text:tab/>5</text:p>
        </text:index-body>
      </text:table-of-content>
      <text:p text:style-name="P4"/>
      <text:h text:style-name="P10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>Spécification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2" text:outline-level="2"/>
      <text:h text:style-name="P12" text:outline-level="2">Diagramme de contexte statique et de cas d'utilisation</text:h>
      <text:p text:style-name="P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3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07T18:42:15.34</meta:creation-date>
    <dc:date>2015-11-07T19:05:47.95</dc:date>
    <meta:editing-duration>PT23M32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4" meta:paragraph-count="23" meta:word-count="81" meta:character-count="506"/>
  </office:meta>
</office:document-meta>
</file>